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Fraction of hateful posts" table:style-name="ta1">
        <table:shapes>
          <draw:frame draw:z-index="0" draw:style-name="gr1" draw:text-style-name="P1" svg:width="6.2988in" svg:height="3.5429in" svg:x="8.9854in" svg:y="0.7299in">
            <draw:object draw:notify-on-update-of-ranges="'summary_counter_education_Fraction of hateful posts'.A2:'summary_counter_education_Fraction of hateful posts'.A6 'summary_counter_education_Fraction of hateful posts'.B1:'summary_counter_education_Fraction of hateful posts'.B1 'summary_counter_education_Fraction of hateful posts'.B2:'summary_counter_education_Fraction of hateful posts'.B6 'summary_counter_education_Fraction of hateful posts'.C1:'summary_counter_education_Fraction of hateful posts'.C1 'summary_counter_education_Fraction of hateful posts'.C2:'summary_counter_education_Fraction of hateful posts'.C6 'summary_counter_education_Fraction of hateful posts'.D1:'summary_counter_education_Fraction of hateful posts'.D1 'summary_counter_education_Fraction of hateful posts'.D2:'summary_counter_education_Fraction of hateful posts'.D6 'summary_counter_education_Fraction of hateful posts'.E1:'summary_counter_education_Fraction of hateful posts'.E1 'summary_counter_education_Fraction of hateful posts'.E2:'summary_counter_education_Fraction of hateful posts'.E6 'summary_counter_education_Fraction of hateful posts'.F1:'summary_counter_education_Fraction of hateful posts'.F1 'summary_counter_education_Fraction of hateful posts'.F2:'summary_counter_education_Fraction of hateful post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579787285172" calcext:value-type="float">
            <text:p>0.225579787285172</text:p>
          </table:table-cell>
          <table:table-cell office:value-type="float" office:value="0.274607202434935" calcext:value-type="float">
            <text:p>0.274607202434935</text:p>
          </table:table-cell>
          <table:table-cell office:value-type="float" office:value="0.329911321041344" calcext:value-type="float">
            <text:p>0.329911321041344</text:p>
          </table:table-cell>
          <table:table-cell office:value-type="float" office:value="0.342427135481716" calcext:value-type="float">
            <text:p>0.342427135481716</text:p>
          </table:table-cell>
          <table:table-cell office:value-type="float" office:value="0.387389177375275" calcext:value-type="float">
            <text:p>0.387389177375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9555306822286" calcext:value-type="float">
            <text:p>0.239555306822286</text:p>
          </table:table-cell>
          <table:table-cell office:value-type="float" office:value="0.257219059280772" calcext:value-type="float">
            <text:p>0.257219059280772</text:p>
          </table:table-cell>
          <table:table-cell office:value-type="float" office:value="0.303479861334542" calcext:value-type="float">
            <text:p>0.303479861334542</text:p>
          </table:table-cell>
          <table:table-cell office:value-type="float" office:value="0.329715949238362" calcext:value-type="float">
            <text:p>0.329715949238362</text:p>
          </table:table-cell>
          <table:table-cell office:value-type="float" office:value="0.343906048887453" calcext:value-type="float">
            <text:p>0.343906048887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4212626400423" calcext:value-type="float">
            <text:p>0.214212626400423</text:p>
          </table:table-cell>
          <table:table-cell office:value-type="float" office:value="0.240963049928964" calcext:value-type="float">
            <text:p>0.240963049928964</text:p>
          </table:table-cell>
          <table:table-cell office:value-type="float" office:value="0.258847701384011" calcext:value-type="float">
            <text:p>0.258847701384011</text:p>
          </table:table-cell>
          <table:table-cell office:value-type="float" office:value="0.268218948796956" calcext:value-type="float">
            <text:p>0.268218948796956</text:p>
          </table:table-cell>
          <table:table-cell office:value-type="float" office:value="0.295912948795373" calcext:value-type="float">
            <text:p>0.295912948795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8796471181534" calcext:value-type="float">
            <text:p>0.198796471181534</text:p>
          </table:table-cell>
          <table:table-cell office:value-type="float" office:value="0.223420386135872" calcext:value-type="float">
            <text:p>0.223420386135872</text:p>
          </table:table-cell>
          <table:table-cell office:value-type="float" office:value="0.234270087334774" calcext:value-type="float">
            <text:p>0.234270087334774</text:p>
          </table:table-cell>
          <table:table-cell office:value-type="float" office:value="0.249009003120681" calcext:value-type="float">
            <text:p>0.249009003120681</text:p>
          </table:table-cell>
          <table:table-cell office:value-type="float" office:value="0.259857125095314" calcext:value-type="float">
            <text:p>0.259857125095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08:11.453352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08:16.106921173</dc:date>
    <meta:editing-duration>PT56M18S</meta:editing-duration>
    <meta:editing-cycles>4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15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Fraction of hateful posts'.A2:'summary_counter_education_Fraction of hateful posts'.F6 'summary_counter_education_Fraction of hateful posts'.B1:'summary_counter_education_Fraction of hateful posts'.F1" chart:data-source-has-labels="both" svg:x="1.331cm" svg:y="0.18cm" svg:width="12.264cm" svg:height="7.659cm">
          <chart:coordinate-region svg:x="2.243cm" svg:y="0.379cm" svg:width="11.258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Fraction of hateful posts'.A2:'summary_counter_education_Fraction of hateful posts'.A6"/>
          </chart:axis>
          <chart:axis chart:dimension="y" chart:name="primary-y" chart:style-name="ch6">
            <chart:title svg:x="0.451cm" svg:y="5.548cm" chart:style-name="ch7">
              <text:p>fraction hateful posts</text:p>
            </chart:title>
            <chart:grid chart:style-name="ch8" chart:class="major"/>
          </chart:axis>
          <chart:series chart:style-name="ch9" chart:values-cell-range-address="'summary_counter_education_Fraction of hateful posts'.B2:'summary_counter_education_Fraction of hateful posts'.B6" chart:label-cell-address="'summary_counter_education_Fraction of hateful posts'.B1:'summary_counter_education_Fraction of hateful posts'.B1" chart:class="chart:line">
            <chart:data-point chart:repeated="5"/>
          </chart:series>
          <chart:series chart:style-name="ch10" chart:values-cell-range-address="'summary_counter_education_Fraction of hateful posts'.C2:'summary_counter_education_Fraction of hateful posts'.C6" chart:label-cell-address="'summary_counter_education_Fraction of hateful posts'.C1:'summary_counter_education_Fraction of hateful posts'.C1" chart:class="chart:line">
            <chart:data-point chart:repeated="5"/>
          </chart:series>
          <chart:series chart:style-name="ch11" chart:values-cell-range-address="'summary_counter_education_Fraction of hateful posts'.D2:'summary_counter_education_Fraction of hateful posts'.D6" chart:label-cell-address="'summary_counter_education_Fraction of hateful posts'.D1:'summary_counter_education_Fraction of hateful posts'.D1" chart:class="chart:line">
            <chart:data-point chart:repeated="5"/>
          </chart:series>
          <chart:series chart:style-name="ch12" chart:values-cell-range-address="'summary_counter_education_Fraction of hateful posts'.E2:'summary_counter_education_Fraction of hateful posts'.E6" chart:label-cell-address="'summary_counter_education_Fraction of hateful posts'.E1:'summary_counter_education_Fraction of hateful posts'.E1" chart:class="chart:line">
            <chart:data-point chart:repeated="5"/>
          </chart:series>
          <chart:series chart:style-name="ch13" chart:values-cell-range-address="'summary_counter_education_Fraction of hateful posts'.F2:'summary_counter_education_Fraction of hateful posts'.F6" chart:label-cell-address="'summary_counter_education_Fraction of hateful posts'.F1:'summary_counter_education_Fraction of hateful posts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Fraction of hateful posts'.B1:'summary_counter_education_Fraction of hateful posts'.B1</svg:desc>
                </draw:g>
              </table:table-cell>
              <table:table-cell office:value-type="string">
                <text:p>500</text:p>
                <draw:g>
                  <svg:desc>'summary_counter_education_Fraction of hateful posts'.C1:'summary_counter_education_Fraction of hateful posts'.C1</svg:desc>
                </draw:g>
              </table:table-cell>
              <table:table-cell office:value-type="string">
                <text:p>1000</text:p>
                <draw:g>
                  <svg:desc>'summary_counter_education_Fraction of hateful posts'.D1:'summary_counter_education_Fraction of hateful posts'.D1</svg:desc>
                </draw:g>
              </table:table-cell>
              <table:table-cell office:value-type="string">
                <text:p>2000</text:p>
                <draw:g>
                  <svg:desc>'summary_counter_education_Fraction of hateful posts'.E1:'summary_counter_education_Fraction of hateful posts'.E1</svg:desc>
                </draw:g>
              </table:table-cell>
              <table:table-cell office:value-type="string">
                <text:p>5000</text:p>
                <draw:g>
                  <svg:desc>'summary_counter_education_Fraction of hateful posts'.F1:'summary_counter_education_Fraction of hateful post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Fraction of hateful posts'.A2:'summary_counter_education_Fraction of hateful posts'.A6</svg:desc>
                </draw:g>
              </table:table-cell>
              <table:table-cell office:value-type="float" office:value="0.21">
                <text:p>0.21</text:p>
                <draw:g>
                  <svg:desc>'summary_counter_education_Fraction of hateful posts'.B2:'summary_counter_education_Fraction of hateful posts'.B6</svg:desc>
                </draw:g>
              </table:table-cell>
              <table:table-cell office:value-type="float" office:value="0.27">
                <text:p>0.27</text:p>
                <draw:g>
                  <svg:desc>'summary_counter_education_Fraction of hateful posts'.C2:'summary_counter_education_Fraction of hateful posts'.C6</svg:desc>
                </draw:g>
              </table:table-cell>
              <table:table-cell office:value-type="float" office:value="0.32">
                <text:p>0.32</text:p>
                <draw:g>
                  <svg:desc>'summary_counter_education_Fraction of hateful posts'.D2:'summary_counter_education_Fraction of hateful posts'.D6</svg:desc>
                </draw:g>
              </table:table-cell>
              <table:table-cell office:value-type="float" office:value="0.36">
                <text:p>0.36</text:p>
                <draw:g>
                  <svg:desc>'summary_counter_education_Fraction of hateful posts'.E2:'summary_counter_education_Fraction of hateful posts'.E6</svg:desc>
                </draw:g>
              </table:table-cell>
              <table:table-cell office:value-type="float" office:value="0.43">
                <text:p>0.43</text:p>
                <draw:g>
                  <svg:desc>'summary_counter_education_Fraction of hateful posts'.F2:'summary_counter_education_Fraction of hateful post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5579787285172">
                <text:p>0.225579787285172</text:p>
              </table:table-cell>
              <table:table-cell office:value-type="float" office:value="0.274607202434935">
                <text:p>0.274607202434935</text:p>
              </table:table-cell>
              <table:table-cell office:value-type="float" office:value="0.329911321041344">
                <text:p>0.329911321041344</text:p>
              </table:table-cell>
              <table:table-cell office:value-type="float" office:value="0.342427135481716">
                <text:p>0.342427135481716</text:p>
              </table:table-cell>
              <table:table-cell office:value-type="float" office:value="0.387389177375275">
                <text:p>0.3873891773752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9555306822286">
                <text:p>0.239555306822286</text:p>
              </table:table-cell>
              <table:table-cell office:value-type="float" office:value="0.257219059280772">
                <text:p>0.257219059280772</text:p>
              </table:table-cell>
              <table:table-cell office:value-type="float" office:value="0.303479861334542">
                <text:p>0.303479861334542</text:p>
              </table:table-cell>
              <table:table-cell office:value-type="float" office:value="0.329715949238362">
                <text:p>0.329715949238362</text:p>
              </table:table-cell>
              <table:table-cell office:value-type="float" office:value="0.343906048887453">
                <text:p>0.3439060488874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4212626400423">
                <text:p>0.214212626400423</text:p>
              </table:table-cell>
              <table:table-cell office:value-type="float" office:value="0.240963049928964">
                <text:p>0.240963049928964</text:p>
              </table:table-cell>
              <table:table-cell office:value-type="float" office:value="0.258847701384011">
                <text:p>0.258847701384011</text:p>
              </table:table-cell>
              <table:table-cell office:value-type="float" office:value="0.268218948796956">
                <text:p>0.268218948796956</text:p>
              </table:table-cell>
              <table:table-cell office:value-type="float" office:value="0.295912948795373">
                <text:p>0.2959129487953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98796471181534">
                <text:p>0.198796471181534</text:p>
              </table:table-cell>
              <table:table-cell office:value-type="float" office:value="0.223420386135872">
                <text:p>0.223420386135872</text:p>
              </table:table-cell>
              <table:table-cell office:value-type="float" office:value="0.234270087334774">
                <text:p>0.234270087334774</text:p>
              </table:table-cell>
              <table:table-cell office:value-type="float" office:value="0.249009003120681">
                <text:p>0.249009003120681</text:p>
              </table:table-cell>
              <table:table-cell office:value-type="float" office:value="0.259857125095314">
                <text:p>0.259857125095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